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DFAMode.isPDFA1LevelB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AMode.PDFAMod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AMode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AMode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AMode.valueOf( String 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